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51cm" style:rel-column-width="16383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D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7d634" officeooo:paragraph-rsid="0007d634"/>
    </style:style>
    <style:style style:name="P2" style:family="paragraph" style:parent-style-name="Preformatted_20_Text">
      <style:text-properties officeooo:rsid="00099ccb" officeooo:paragraph-rsid="00099ccb"/>
    </style:style>
    <style:style style:name="P3" style:family="paragraph" style:parent-style-name="Table_20_Contents">
      <style:text-properties style:font-name="Liberation Mono" fo:font-size="10pt" officeooo:rsid="00089d72" officeooo:paragraph-rsid="00089d72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89d72" officeooo:paragraph-rsid="000b2bab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099ccb" officeooo:paragraph-rsid="00099ccb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b8d15" officeooo:paragraph-rsid="000b8d15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fo:font-weight="bold" officeooo:rsid="00089d72" officeooo:paragraph-rsid="00089d72" style:font-name-asian="Nimbus Mono L" style:font-size-asian="10pt" style:font-weight-asian="bold" style:font-name-complex="Liberation Mono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DC17 Lab2</text:p>
      <text:p text:style-name="P1"/>
      <text:p text:style-name="P1">1: State: Map, with all information</text:p>
      <text:p text:style-name="P1"><text:s text:c="3"/>Action: Calculate path and go to the path</text:p>
      <text:p text:style-name="P1"/>
      <text:p text:style-name="P1"><text:s text:c="3"/>Branching factor: 4</text:p>
      <text:p text:style-name="P1"/>
      <text:p text:style-name="P1">2:</text:p>
      <text:p text:style-name="P1">BFS calculates the first possible path</text:p>
      <text:p text:style-name="P1">UCS finds the optimal solution</text:p>
      <text:p text:style-name="P1"/>
      <text:p text:style-name="P1">3:</text:p>
      <text:p text:style-name="P1">c) max(h1, h2)</text:p>
      <text:p text:style-name="P1"/>
      <text:p text:style-name="P1">4:</text:p>
      <text:p text:style-name="P1">h(n) = Manhattan distance</text:p>
      <text:p text:style-name="P1">g(n) = Number of steps back to the start</text:p>
      <text:p text:style-name="P1"/>
      <text:p text:style-name="P1">5:</text:p>
      <text:p text:style-name="P1">Handwritten solution</text:p>
      <text:p text:style-name="P1"/>
      <text:p text:style-name="P1">6:</text:p>
      <text:p text:style-name="P2">Assumings costs are not identical.</text:p>
      <table:table table:name="Tabell1" table:style-name="Tabell1">
        <table:table-column table:style-name="Tabell1.A" table:number-columns-repeated="4"/>
        <table:table-row>
          <table:table-cell table:style-name="Tabell1.A1" office:value-type="string">
            <text:p text:style-name="P7">Algorithm</text:p>
          </table:table-cell>
          <table:table-cell table:style-name="Tabell1.A1" office:value-type="string">
            <text:p text:style-name="P7">Optimal</text:p>
          </table:table-cell>
          <table:table-cell table:style-name="Tabell1.A1" office:value-type="string">
            <text:p text:style-name="P7">Complete</text:p>
          </table:table-cell>
          <table:table-cell table:style-name="Tabell1.D1" office:value-type="string">
            <text:p text:style-name="P7">Explanation</text:p>
          </table:table-cell>
        </table:table-row>
        <table:table-row>
          <table:table-cell table:style-name="Tabell1.A2" office:value-type="string">
            <text:p text:style-name="P3">BFS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Yes</text:p>
          </table:table-cell>
          <table:table-cell table:style-name="Tabell1.D2" office:value-type="string">
            <text:p text:style-name="P3">Finds first possible path.</text:p>
            <text:p text:style-name="P3">Don't care about step-cost.</text:p>
            <text:p text:style-name="P3"/>
            <text:p text:style-name="P3">Optimal if step cost is identical.</text:p>
          </table:table-cell>
        </table:table-row>
        <table:table-row>
          <table:table-cell table:style-name="Tabell1.A2" office:value-type="string">
            <text:p text:style-name="P3">UCS</text:p>
          </table:table-cell>
          <table:table-cell table:style-name="Tabell1.A2" office:value-type="string">
            <text:p text:style-name="P3">Yes</text:p>
          </table:table-cell>
          <table:table-cell table:style-name="Tabell1.A2" office:value-type="string">
            <text:p text:style-name="P3">Yes</text:p>
          </table:table-cell>
          <table:table-cell table:style-name="Tabell1.D2" office:value-type="string">
            <text:p text:style-name="P6">Takes cost into account and can therefor calculate an optimal path.</text:p>
          </table:table-cell>
        </table:table-row>
        <table:table-row>
          <table:table-cell table:style-name="Tabell1.A2" office:value-type="string">
            <text:p text:style-name="P3">DFS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o</text:p>
          </table:table-cell>
          <table:table-cell table:style-name="Tabell1.D2" office:value-type="string">
            <text:p text:style-name="P3">Can fail if depth in search tree is infinite or large.</text:p>
            <text:p text:style-name="P3"/>
          </table:table-cell>
        </table:table-row>
        <table:table-row>
          <table:table-cell table:style-name="Tabell1.A2" office:value-type="string">
            <text:p text:style-name="P3">DLS</text:p>
            <text:p text:style-name="P3">with depth d.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o</text:p>
          </table:table-cell>
          <table:table-cell table:style-name="Tabell1.D2" office:value-type="string">
            <text:p text:style-name="P3">Can fail is goal is further away than d.</text:p>
          </table:table-cell>
        </table:table-row>
        <table:table-row>
          <table:table-cell table:style-name="Tabell1.A2" office:value-type="string">
            <text:p text:style-name="P3">IDDFS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Yes</text:p>
          </table:table-cell>
          <table:table-cell table:style-name="Tabell1.D2" office:value-type="string">
            <text:p text:style-name="P3">Optimal if step cost is identical.</text:p>
            <text:p text:style-name="P3"/>
            <text:p text:style-name="P3">Completeness from BFS.</text:p>
          </table:table-cell>
        </table:table-row>
        <table:table-row>
          <table:table-cell table:style-name="Tabell1.A2" office:value-type="string">
            <text:p text:style-name="P3">BS</text:p>
          </table:table-cell>
          <table:table-cell table:style-name="Tabell1.A2" office:value-type="string">
            <text:p text:style-name="P5">No</text:p>
          </table:table-cell>
          <table:table-cell table:style-name="Tabell1.A2" office:value-type="string">
            <text:p text:style-name="P3">Yes</text:p>
          </table:table-cell>
          <table:table-cell table:style-name="Tabell1.D2" office:value-type="string">
            <text:p text:style-name="P4">Optimal if step cost is identical.</text:p>
            <text:p text:style-name="P4"/>
          </table:table-cell>
        </table:table-row>
        <table:table-row>
          <table:table-cell table:style-name="Tabell1.A2" office:value-type="string">
            <text:p text:style-name="P3">A*</text:p>
          </table:table-cell>
          <table:table-cell table:style-name="Tabell1.A2" office:value-type="string">
            <text:p text:style-name="P5">Yes</text:p>
          </table:table-cell>
          <table:table-cell table:style-name="Tabell1.A2" office:value-type="string">
            <text:p text:style-name="P5">Yes</text:p>
          </table:table-cell>
          <table:table-cell table:style-name="Tabell1.D2" office:value-type="string">
            <text:p text:style-name="P6">Takes cost into account and can therefor calculate an optimal path.</text:p>
          </table:table-cell>
        </table:table-row>
      </table:table>
      <text:p text:style-name="P1"/>
      <text:p text:style-name="P1"/>
      <text:p text:style-name="P1">7:</text:p>
      <text:p text:style-name="P1">A*</text:p>
      <text:p text:style-name="P1">Good for both finding the way to nearest unexplored node (short path). Also good at finding an optimal path home when done.</text:p>
      <text:p text:style-name="P1"><text:soft-page-break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6:25:34.937497051</dc:date>
    <meta:editing-duration>PT6M19S</meta:editing-duration>
    <meta:editing-cycles>4</meta:editing-cycles>
    <meta:generator>LibreOffice/5.0.3.2$Linux_X86_64 LibreOffice_project/00m0$Build-2</meta:generator>
    <meta:document-statistic meta:table-count="1" meta:image-count="0" meta:object-count="0" meta:page-count="2" meta:paragraph-count="56" meta:word-count="181" meta:character-count="960" meta:non-whitespace-character-count="827"/>
  </office:meta>
</office:document-meta>
</file>